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00000000EAC43BC5F621A0370.png" manifest:media-type="image/png"/>
  <manifest:file-entry manifest:full-path="Pictures/10000B2D000001A00000017A1A8B2163BBA90972.svg" manifest:media-type="image/svg+xml"/>
  <manifest:file-entry manifest:full-path="Pictures/10000C33000001C20000017A8E7F5EFF1622D973.svg" manifest:media-type="image/svg+xml"/>
  <manifest:file-entry manifest:full-path="Pictures/100000010000018000000186ACFB595E458CC395.png" manifest:media-type="image/png"/>
  <manifest:file-entry manifest:full-path="Pictures/1003E3F900009000000092407E4D7233907007B4.pdf" manifest:media-type="application/pdf"/>
  <manifest:file-entry manifest:full-path="Pictures/10000001000000110000000E030CBEEB2C649A9F.png" manifest:media-type="image/png"/>
  <manifest:file-entry manifest:full-path="Pictures/1000000100000180000001862E08B5815FEFA889.png" manifest:media-type="image/png"/>
  <manifest:file-entry manifest:full-path="Pictures/1003847A0000900000009240F1DC6DB77FA25DA1.pdf" manifest:media-type="application/pdf"/>
  <manifest:file-entry manifest:full-path="Pictures/100000010000028800000198AC153683DCD9B59C.png" manifest:media-type="image/png"/>
  <manifest:file-entry manifest:full-path="Pictures/100012200000F3000000990015AEDF6A303AB39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22cm" svg:height="8.89cm" svg:x="2.489cm" svg:y="9.169cm">
          <draw:image xlink:href="Pictures/100012200000F3000000990015AEDF6A303AB395.pdf" xlink:type="simple" xlink:show="embed" xlink:actuate="onLoad" draw:mime-type="application/pdf">
            <text:p/>
          </draw:image>
          <draw:image xlink:href="Pictures/100000010000028800000198AC153683DCD9B59C.png" xlink:type="simple" xlink:show="embed" xlink:actuate="onLoad" draw:mime-type="image/png"/>
        </draw:frame>
        <draw:frame draw:style-name="gr1" draw:text-style-name="P1" draw:layer="layout" svg:width="8.128cm" svg:height="8.255cm" svg:x="0.762cm" svg:y="0.508cm">
          <draw:image xlink:href="Pictures/1003847A0000900000009240F1DC6DB77FA25DA1.pdf" xlink:type="simple" xlink:show="embed" xlink:actuate="onLoad" draw:mime-type="application/pdf">
            <text:p/>
          </draw:image>
          <draw:image xlink:href="Pictures/1000000100000180000001862E08B5815FEFA889.png" xlink:type="simple" xlink:show="embed" xlink:actuate="onLoad" draw:mime-type="image/png"/>
        </draw:frame>
        <draw:frame draw:style-name="gr1" draw:text-style-name="P1" draw:layer="layout" svg:width="8.128cm" svg:height="8.23cm" svg:x="10.16cm" svg:y="0.508cm">
          <draw:image xlink:href="Pictures/1003E3F900009000000092407E4D7233907007B4.pdf" xlink:type="simple" xlink:show="embed" xlink:actuate="onLoad" draw:mime-type="application/pdf">
            <text:p/>
          </draw:image>
          <draw:image xlink:href="Pictures/100000010000018000000186ACFB595E458CC395.png" xlink:type="simple" xlink:show="embed" xlink:actuate="onLoad" draw:mime-type="image/png"/>
        </draw:frame>
        <draw:frame draw:style-name="gr1" draw:text-style-name="P1" draw:layer="layout" svg:width="1.123cm" svg:height="0.943cm" svg:x="0.001cm" svg:y="0.001cm">
          <draw:image xlink:href="Pictures/10000C33000001C20000017A8E7F5EFF1622D973.svg" xlink:type="simple" xlink:show="embed" xlink:actuate="onLoad" draw:mime-type="image/svg+xml">
            <text:p/>
          </draw:image>
          <draw:image xlink:href="Pictures/10000001000000110000000E030CBEEB2C649A9F.png" xlink:type="simple" xlink:show="embed" xlink:actuate="onLoad" draw:mime-type="image/png"/>
          <svg:title>TexMaths</svg:title>
          <svg:desc>25§display§(a)§svg§600§FALSE§</svg:desc>
        </draw:frame>
        <draw:frame draw:style-name="gr1" draw:text-style-name="P1" draw:layer="layout" svg:width="1.038cm" svg:height="0.943cm" svg:x="0.002cm" svg:y="9.145cm">
          <draw:image xlink:href="Pictures/10000B2D000001A00000017A1A8B2163BBA90972.svg" xlink:type="simple" xlink:show="embed" xlink:actuate="onLoad" draw:mime-type="image/svg+xml">
            <text:p/>
          </draw:image>
          <draw:image xlink:href="Pictures/10000001000000100000000EAC43BC5F621A0370.png" xlink:type="simple" xlink:show="embed" xlink:actuate="onLoad" draw:mime-type="image/png"/>
          <svg:title>TexMaths</svg:title>
          <svg:desc>25§display§(b)§svg§600§FALSE§</svg:desc>
        </draw:frame>
      </draw:page>
      <draw:page draw:name="page2" draw:style-name="dp1" draw:master-page-name="Default">
        <draw:frame draw:style-name="gr1" draw:text-style-name="P1" draw:layer="layout" svg:width="14.122cm" svg:height="8.89cm" svg:x="2.489cm" svg:y="9.169cm">
          <draw:image xlink:href="Pictures/100012200000F3000000990015AEDF6A303AB395.pdf" xlink:type="simple" xlink:show="embed" xlink:actuate="onLoad" draw:mime-type="application/pdf">
            <text:p/>
          </draw:image>
          <draw:image xlink:href="Pictures/100000010000028800000198AC153683DCD9B59C.png" xlink:type="simple" xlink:show="embed" xlink:actuate="onLoad" draw:mime-type="image/png"/>
        </draw:frame>
        <draw:frame draw:style-name="gr1" draw:text-style-name="P1" draw:layer="layout" svg:width="8.128cm" svg:height="8.255cm" svg:x="0.762cm" svg:y="0.508cm">
          <draw:image xlink:href="Pictures/1003847A0000900000009240F1DC6DB77FA25DA1.pdf" xlink:type="simple" xlink:show="embed" xlink:actuate="onLoad" draw:mime-type="application/pdf">
            <text:p/>
          </draw:image>
          <draw:image xlink:href="Pictures/1000000100000180000001862E08B5815FEFA889.png" xlink:type="simple" xlink:show="embed" xlink:actuate="onLoad" draw:mime-type="image/png"/>
        </draw:frame>
        <draw:frame draw:style-name="gr1" draw:text-style-name="P1" draw:layer="layout" svg:width="8.128cm" svg:height="8.23cm" svg:x="10.16cm" svg:y="0.508cm">
          <draw:image xlink:href="Pictures/1003E3F900009000000092407E4D7233907007B4.pdf" xlink:type="simple" xlink:show="embed" xlink:actuate="onLoad" draw:mime-type="application/pdf">
            <text:p/>
          </draw:image>
          <draw:image xlink:href="Pictures/100000010000018000000186ACFB595E458CC395.png" xlink:type="simple" xlink:show="embed" xlink:actuate="onLoad" draw:mime-type="image/png"/>
        </draw:frame>
        <draw:frame draw:style-name="gr1" draw:text-style-name="P1" draw:layer="layout" svg:width="1.123cm" svg:height="0.943cm" svg:x="0.001cm" svg:y="0.001cm">
          <draw:image xlink:href="Pictures/10000C33000001C20000017A8E7F5EFF1622D973.svg" xlink:type="simple" xlink:show="embed" xlink:actuate="onLoad" draw:mime-type="image/svg+xml">
            <text:p/>
          </draw:image>
          <draw:image xlink:href="Pictures/10000001000000110000000E030CBEEB2C649A9F.png" xlink:type="simple" xlink:show="embed" xlink:actuate="onLoad" draw:mime-type="image/png"/>
          <svg:title>TexMaths</svg:title>
          <svg:desc>25§display§(a)§svg§600§FALSE§</svg:desc>
        </draw:frame>
        <draw:frame draw:style-name="gr1" draw:text-style-name="P1" draw:layer="layout" svg:width="1.038cm" svg:height="0.943cm" svg:x="0.002cm" svg:y="9.145cm">
          <draw:image xlink:href="Pictures/10000B2D000001A00000017A1A8B2163BBA90972.svg" xlink:type="simple" xlink:show="embed" xlink:actuate="onLoad" draw:mime-type="image/svg+xml">
            <text:p/>
          </draw:image>
          <draw:image xlink:href="Pictures/10000001000000100000000EAC43BC5F621A0370.png" xlink:type="simple" xlink:show="embed" xlink:actuate="onLoad" draw:mime-type="image/png"/>
          <svg:title>TexMaths</svg:title>
          <svg:desc>25§display§(b)§svg§600§FALS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8.0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7:50:54.721500924</meta:creation-date>
    <dc:date>2023-08-01T18:42:31.492208126</dc:date>
    <meta:editing-duration>P7DT23H1M35S</meta:editing-duration>
    <meta:editing-cycles>1</meta:editing-cycles>
    <meta:document-statistic meta:object-count="10"/>
    <meta:generator>LibreOffice/7.3.7.2$Linux_X86_64 LibreOffice_project/30$Build-2</meta:generator>
  </office:meta>
</office:document-meta>
</file>